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1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1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1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4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1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table table:name="Waveform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10668416054096" calcext:value-type="float">
            <text:p>0.51066841605409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824440777530414" calcext:value-type="float">
            <text:p>0.824440777530414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8552158798855" calcext:value-type="float">
            <text:p>0.7855215879885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66114488192198" calcext:value-type="float">
            <text:p>0.566114488192198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5667400507539" calcext:value-type="float">
            <text:p>0.95667400507539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11849596137275" calcext:value-type="float">
            <text:p>0.511849596137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6734693877551" calcext:value-type="float">
            <text:p>0.83673469387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2596594925937" calcext:value-type="float">
            <text:p>0.622596594925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94673688344947" calcext:value-type="float">
            <text:p>0.49467368834494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7704297469495" calcext:value-type="float">
            <text:p>0.74770429746949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6334158809665" calcext:value-type="float">
            <text:p>0.97633415880966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43557299898902" calcext:value-type="float">
            <text:p>0.643557299898902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3289954082528" calcext:value-type="float">
            <text:p>0.7132899540825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139225895859" calcext:value-type="float">
            <text:p>0.609139225895859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09806850118" calcext:value-type="float">
            <text:p>0.500980685011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26843849847826" calcext:value-type="float">
            <text:p>0.52684384984782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60577398304202" calcext:value-type="float">
            <text:p>0.86057739830420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0.597560975609756" calcext:value-type="float">
            <text:p>0.59756097560975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489850269204" calcext:value-type="float">
            <text:p>0.50748985026920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1878538650657" calcext:value-type="float">
            <text:p>0.711878538650657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70458426479553" calcext:value-type="float">
            <text:p>0.97045842647955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244077464684" calcext:value-type="float">
            <text:p>0.57724407746468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1509734857011" calcext:value-type="float">
            <text:p>0.991509734857011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77014618633049" calcext:value-type="float">
            <text:p>0.37701461863304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1348314606742" calcext:value-type="float">
            <text:p>0.92134831460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53468445715094" calcext:value-type="float">
            <text:p>0.65346844571509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0735212891693" calcext:value-type="float">
            <text:p>0.7107352128916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914634146341463" calcext:value-type="float">
            <text:p>0.9146341463414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8799009281388" calcext:value-type="float">
            <text:p>0.7787990092813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" calcext:value-type="float">
            <text:p>0.92</text:p>
          </table:table-cell>
          <table:table-cell office:value-type="float" office:value="0.560975609756098" calcext:value-type="float">
            <text:p>0.5609756097560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4020058061902" calcext:value-type="float">
            <text:p>0.774020058061902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7491817709749" calcext:value-type="float">
            <text:p>0.55749181770974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926268712023" calcext:value-type="float">
            <text:p>0.5779262687120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" calcext:value-type="float">
            <text:p>1</text:p>
          </table:table-cell>
          <table:table-cell office:value-type="float" office:value="0.182926829268293" calcext:value-type="float">
            <text:p>0.18292682926829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9478716049333" calcext:value-type="float">
            <text:p>0.709478716049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33211641274145" calcext:value-type="float">
            <text:p>0.93321164127414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2366213455446" calcext:value-type="float">
            <text:p>0.552366213455446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2285530726607" calcext:value-type="float">
            <text:p>0.922285530726607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1463414634146" calcext:value-type="float">
            <text:p>0.84146341463414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5590790044877" calcext:value-type="float">
            <text:p>0.99559079004487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165712933207" calcext:value-type="float">
            <text:p>0.9916571293320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0577326288915" calcext:value-type="float">
            <text:p>0.59057732628891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5385514310099" calcext:value-type="float">
            <text:p>0.615385514310099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66355140186916" calcext:value-type="float">
            <text:p>0.766355140186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4793085928061" calcext:value-type="float">
            <text:p>0.5047930859280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96689207252897" calcext:value-type="float">
            <text:p>0.696689207252897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3660240071356" calcext:value-type="float">
            <text:p>0.813660240071356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6800671350984" calcext:value-type="float">
            <text:p>0.616800671350984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8286882812685" calcext:value-type="float">
            <text:p>0.70828688281268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18293763529297" calcext:value-type="float">
            <text:p>0.61829376352929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0203210984273" calcext:value-type="float">
            <text:p>1.0020321098427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8032989896085" calcext:value-type="float">
            <text:p>0.74803298989608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32853317852424" calcext:value-type="float">
            <text:p>0.93285331785242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92982456140351" calcext:value-type="float">
            <text:p>0.692982456140351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8981818276087" calcext:value-type="float">
            <text:p>0.71898181827608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1304347826087" calcext:value-type="float">
            <text:p>0.7130434782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76375473138401" calcext:value-type="float">
            <text:p>0.57637547313840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3533544850942" calcext:value-type="float">
            <text:p>0.643533544850942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5460067708832" calcext:value-type="float">
            <text:p>0.6254600677088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1" calcext:value-type="float">
            <text:p>0.81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5169294168978" calcext:value-type="float">
            <text:p>0.72516929416897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02349505512306" calcext:value-type="float">
            <text:p>0.60234950551230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670731707317073" calcext:value-type="float">
            <text:p>0.67073170731707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6373558477567" calcext:value-type="float">
            <text:p>0.826373558477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53658536585366" calcext:value-type="float">
            <text:p>0.35365853658536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2188351350358" calcext:value-type="float">
            <text:p>0.6221883513503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7147293287398" calcext:value-type="float">
            <text:p>0.6371472932873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49490487170261" calcext:value-type="float">
            <text:p>0.549490487170261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3560717069135" calcext:value-type="float">
            <text:p>0.60356071706913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1327813543617" calcext:value-type="float">
            <text:p>1.01327813543617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230491732606" calcext:value-type="float">
            <text:p>1.0323049173260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1670121764672" calcext:value-type="float">
            <text:p>0.921670121764672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6619715181085" calcext:value-type="float">
            <text:p>0.69661971518108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1092650663841" calcext:value-type="float">
            <text:p>0.4109265066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0454545454545" calcext:value-type="float">
            <text:p>0.920454545454545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27005834024573" calcext:value-type="float">
            <text:p>0.4270058340245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92769342187094" calcext:value-type="float">
            <text:p>0.692769342187094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74390243902439" calcext:value-type="float">
            <text:p>0.7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7373027387943" calcext:value-type="float">
            <text:p>0.6973730273879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1515557810816" calcext:value-type="float">
            <text:p>0.97151555781081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7779207981644" calcext:value-type="float">
            <text:p>0.9977792079816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2086129380044" calcext:value-type="float">
            <text:p>0.782086129380044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451219512195122" calcext:value-type="float">
            <text:p>0.45121951219512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83599075795" calcext:value-type="float">
            <text:p>1.01583599075795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2181478651544" calcext:value-type="float">
            <text:p>0.9921814786515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43931400629238" calcext:value-type="float">
            <text:p>0.74393140062923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28127552220119" calcext:value-type="float">
            <text:p>0.6281275522201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90243902439024" calcext:value-type="float">
            <text:p>0.890243902439024</text:p>
          </table:table-cell>
        </table:table-row>
      </table:table>
      <table:table table:name="High Resolution (PICO-60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675256971821" calcext:value-type="float">
            <text:p>0.5067525697182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50823329512657" calcext:value-type="float">
            <text:p>0.450823329512657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13757162378" calcext:value-type="float">
            <text:p>0.43611375716237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08443657528631" calcext:value-type="float">
            <text:p>0.50844365752863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18246618965771" calcext:value-type="float">
            <text:p>0.51824661896577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456866256112935" calcext:value-type="float">
            <text:p>0.45686625611293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95135608373269" calcext:value-type="float">
            <text:p>0.4951356083732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61582143116728" calcext:value-type="float">
            <text:p>0.46158214311672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90478488104948" calcext:value-type="float">
            <text:p>0.4904784881049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39857725477403" calcext:value-type="float">
            <text:p>0.53985772547740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7548626067956" calcext:value-type="float">
            <text:p>0.50754862606795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70151727667321" calcext:value-type="float">
            <text:p>0.47015172766732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86141990625133" calcext:value-type="float">
            <text:p>0.48614199062513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2710070964385" calcext:value-type="float">
            <text:p>0.47271007096438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98921934101957" calcext:value-type="float">
            <text:p>0.49892193410195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32400377967" calcext:value-type="float">
            <text:p>0.536324003779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76224270890638" calcext:value-type="float">
            <text:p>0.4762242708906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915986593741" calcext:value-type="float">
            <text:p>0.483915986593741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37860973196479" calcext:value-type="float">
            <text:p>0.437860973196479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466201947260658" calcext:value-type="float">
            <text:p>0.466201947260658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24394747721734" calcext:value-type="float">
            <text:p>0.5243947477217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02525456780301" calcext:value-type="float">
            <text:p>0.40252545678030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558394673670378" calcext:value-type="float">
            <text:p>0.558394673670378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2178217821782" calcext:value-type="float">
            <text:p>0.78217821782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48496599414331" calcext:value-type="float">
            <text:p>0.44849659941433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5959512073083" calcext:value-type="float">
            <text:p>0.5159595120730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1171201362971" calcext:value-type="float">
            <text:p>0.50117120136297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527034750907223" calcext:value-type="float">
            <text:p>0.52703475090722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59593018946137" calcext:value-type="float">
            <text:p>0.459593018946137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4313908662392" calcext:value-type="float">
            <text:p>0.47431390866239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45703069014407" calcext:value-type="float">
            <text:p>0.5457030690144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2811167407561" calcext:value-type="float">
            <text:p>0.562811167407561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21026691968049" calcext:value-type="float">
            <text:p>0.521026691968049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92195922324" calcext:value-type="float">
            <text:p>0.47139219592232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91399397467832" calcext:value-type="float">
            <text:p>0.49139939746783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14132017003172" calcext:value-type="float">
            <text:p>0.514132017003172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03018775323172" calcext:value-type="float">
            <text:p>0.503018775323172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8357126159848" calcext:value-type="float">
            <text:p>0.483571261598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81420415628312" calcext:value-type="float">
            <text:p>0.48142041562831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531114190634652" calcext:value-type="float">
            <text:p>0.5311141906346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82228658805015" calcext:value-type="float">
            <text:p>0.48222865880501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81595829451387" calcext:value-type="float">
            <text:p>0.48159582945138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97245189041504" calcext:value-type="float">
            <text:p>0.497245189041504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71734229898968" calcext:value-type="float">
            <text:p>0.47173422989896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510375629403114" calcext:value-type="float">
            <text:p>0.510375629403114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30719866620695" calcext:value-type="float">
            <text:p>0.5307198666206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anded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65608218111875" calcext:value-type="float">
            <text:p>0.265608218111875</text:p>
          </table:table-cell>
          <table:table-cell office:value-type="float" office:value="0.966059027777778" calcext:value-type="float">
            <text:p>0.966059027777778</text:p>
          </table:table-cell>
          <table:table-cell office:value-type="float" office:value="0.947231139228148" calcext:value-type="float">
            <text:p>0.947231139228148</text:p>
          </table:table-cell>
          <table:table-cell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9413897233332" calcext:value-type="float">
            <text:p>0.299413897233332</text:p>
          </table:table-cell>
          <table:table-cell office:value-type="float" office:value="0.957526041666667" calcext:value-type="float">
            <text:p>0.957526041666667</text:p>
          </table:table-cell>
          <table:table-cell office:value-type="float" office:value="0.936811642996558" calcext:value-type="float">
            <text:p>0.936811642996558</text:p>
          </table:table-cell>
          <table:table-cell office:value-type="float" office:value="0.99810298102981" calcext:value-type="float">
            <text:p>0.99810298102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538205378021" calcext:value-type="float">
            <text:p>0.277538205378021</text:p>
          </table:table-cell>
          <table:table-cell office:value-type="float" office:value="0.963776041666667" calcext:value-type="float">
            <text:p>0.963776041666667</text:p>
          </table:table-cell>
          <table:table-cell office:value-type="float" office:value="0.94377535582391" calcext:value-type="float">
            <text:p>0.9437753558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13519301437528" calcext:value-type="float">
            <text:p>0.413519301437528</text:p>
          </table:table-cell>
          <table:table-cell office:value-type="float" office:value="0.922526041666667" calcext:value-type="float">
            <text:p>0.922526041666667</text:p>
          </table:table-cell>
          <table:table-cell office:value-type="float" office:value="0.893006036133201" calcext:value-type="float">
            <text:p>0.893006036133201</text:p>
          </table:table-cell>
          <table:table-cell office:value-type="float" office:value="0.999961685823755" calcext:value-type="float">
            <text:p>0.99996168582375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60957719112249" calcext:value-type="float">
            <text:p>0.260957719112249</text:p>
          </table:table-cell>
          <table:table-cell office:value-type="float" office:value="0.970868055555555" calcext:value-type="float">
            <text:p>0.970868055555555</text:p>
          </table:table-cell>
          <table:table-cell office:value-type="float" office:value="0.955404088512353" calcext:value-type="float">
            <text:p>0.955404088512353</text:p>
          </table:table-cell>
          <table:table-cell office:value-type="float" office:value="0.999502923976608" calcext:value-type="float">
            <text:p>0.99950292397660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61421292498349" calcext:value-type="float">
            <text:p>0.261421292498349</text:p>
          </table:table-cell>
          <table:table-cell office:value-type="float" office:value="0.970998263888889" calcext:value-type="float">
            <text:p>0.970998263888889</text:p>
          </table:table-cell>
          <table:table-cell office:value-type="float" office:value="0.958062607860786" calcext:value-type="float">
            <text:p>0.958062607860786</text:p>
          </table:table-cell>
          <table:table-cell office:value-type="float" office:value="0.996735483222825" calcext:value-type="float">
            <text:p>0.99673548322282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38383746355947" calcext:value-type="float">
            <text:p>0.238383746355947</text:p>
          </table:table-cell>
          <table:table-cell office:value-type="float" office:value="0.981041666666667" calcext:value-type="float">
            <text:p>0.981041666666667</text:p>
          </table:table-cell>
          <table:table-cell office:value-type="float" office:value="0.971173289776094" calcext:value-type="float">
            <text:p>0.971173289776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98691089468038" calcext:value-type="float">
            <text:p>0.298691089468038</text:p>
          </table:table-cell>
          <table:table-cell office:value-type="float" office:value="0.961241319444444" calcext:value-type="float">
            <text:p>0.961241319444444</text:p>
          </table:table-cell>
          <table:table-cell office:value-type="float" office:value="0.944352064893752" calcext:value-type="float">
            <text:p>0.944352064893752</text:p>
          </table:table-cell>
          <table:table-cell office:value-type="float" office:value="0.993736111111111" calcext:value-type="float">
            <text:p>0.9937361111111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697561373667" calcext:value-type="float">
            <text:p>0.2697561373667</text:p>
          </table:table-cell>
          <table:table-cell office:value-type="float" office:value="0.960763888888889" calcext:value-type="float">
            <text:p>0.960763888888889</text:p>
          </table:table-cell>
          <table:table-cell office:value-type="float" office:value="0.936850099055605" calcext:value-type="float">
            <text:p>0.9368500990556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mage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994974874371859" calcext:value-type="float">
            <text:p>0.9949748743718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00-00-00</text:date>, <text:time style:data-style-name="N2" text:time-value="13:12:36.188314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4T13:13:20.005955630</dc:date>
    <meta:editing-duration>PT1H48M40S</meta:editing-duration>
    <meta:editing-cycles>16</meta:editing-cycles>
    <meta:generator>LibreOffice/6.0.7.3$Linux_X86_64 LibreOffice_project/00m0$Build-3</meta:generator>
    <meta:document-statistic meta:table-count="7" meta:cell-count="4717" meta:object-count="0"/>
  </office:meta>
</office:document-meta>
</file>